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E:\Anaconda\Scripts\jupyter-qtconsole.exe</text:p>
      <text:p text:style-name="Normal"/>
      <text:p text:style-name="Normal"><text:a xlink:href="http://ipython.org/ipython-doc/stable/interactive/tutorial.html#configuration" office:target-frame-name="_top" xlink:show="replace"><text:span text:style-name="T2">ipython.org/ipython-doc/stable/interactive/…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e Martin</meta:initial-creator>
    <dc:creator>Mike Martin</dc:creator>
    <meta:creation-date>2024-08-26T09:20:00Z</meta:creation-date>
    <dc:date>2024-08-26T11:00:00Z</dc:date>
    <meta:template xlink:href="Normal.dotm" xlink:type="simple"/>
    <meta:editing-cycles>1</meta:editing-cycles>
    <meta:editing-duration>PT6000S</meta:editing-duration>
    <meta:document-statistic meta:page-count="1" meta:paragraph-count="1" meta:word-count="27" meta:character-count="185" meta:row-count="1" meta:non-whitespace-character-count="159"/>
  </office:meta>
</office:document-meta>
</file>